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1"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1"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6" style:family="text">
      <style:text-properties fo:color="#808080" loext:opacity="100%" fo:font-weight="bold" officeooo:rsid="009ef0a8" style:letter-kerning="false" style:font-name-asian="Times New Roman" style:font-weight-asian="bold" style:language-complex="ar" style:country-complex="SA"/>
    </style:style>
    <style:style style:name="T67" style:family="text">
      <style:text-properties fo:font-size="9pt" fo:language="en" fo:country="US" fo:font-weight="normal" style:font-size-asian="9pt" style:font-weight-asian="normal" style:font-name-complex="Calibri2" style:font-size-complex="9pt" style:font-weight-complex="normal"/>
    </style:style>
    <style:style style:name="T68"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9"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officeooo:rsid="00aa1ad9" style:font-size-asian="9pt" style:font-name-complex="Calibri2" style:font-size-complex="9pt"/>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style:font-name="Calibri1" fo:font-size="9pt" fo:language="en" fo:country="US" style:font-size-asian="9pt" style:language-asian="de" style:country-asian="DE" style:font-name-complex="Calibri2" style:font-size-complex="9pt"/>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6a5e40" style:font-name-asian="Calibri2" style:font-size-asian="9pt" style:font-name-complex="Calibri2" style:font-size-complex="9pt"/>
    </style:style>
    <style:style style:name="T81" style:family="text">
      <style:text-properties style:font-name="Calibri1" fo:font-size="9pt" fo:language="en" fo:country="US" officeooo:rsid="006c0f96"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style:font-name="Calibri1" fo:font-size="9pt" fo:language="en" fo:country="US" officeooo:rsid="00804dd1" style:font-name-asian="Calibri2" style:font-size-asian="9pt" style:font-name-complex="Calibri2" style:font-size-complex="9pt"/>
    </style:style>
    <style:style style:name="T84" style:family="text">
      <style:text-properties style:font-name="Calibri1" fo:font-size="9pt" fo:language="en" fo:country="US" officeooo:rsid="00860878" style:font-name-asian="Calibri2" style:font-size-asian="9pt" style:font-name-complex="Calibri2" style:font-size-complex="9pt"/>
    </style:style>
    <style:style style:name="T85" style:family="text">
      <style:text-properties style:font-name="Calibri1" fo:font-size="9pt" fo:language="en" fo:country="US" officeooo:rsid="00873fa0" style:font-name-asian="Calibri2" style:font-size-asian="9pt" style:font-name-complex="Calibri2" style:font-size-complex="9pt"/>
    </style:style>
    <style:style style:name="T86" style:family="text">
      <style:text-properties style:font-name="Calibri1" fo:font-size="9pt" fo:language="en" fo:country="US" officeooo:rsid="00874fa5" style:font-name-asian="Calibri2" style:font-size-asian="9pt" style:font-name-complex="Calibri2" style:font-size-complex="9pt"/>
    </style:style>
    <style:style style:name="T87" style:family="text">
      <style:text-properties style:font-name="Calibri1" fo:font-size="9pt" fo:language="en" fo:country="US" officeooo:rsid="009be146" style:font-name-asian="Calibri2" style:font-size-asian="9pt" style:font-name-complex="Calibri2" style:font-size-complex="9pt"/>
    </style:style>
    <style:style style:name="T88" style:family="text">
      <style:text-properties style:font-name="Calibri1" fo:font-size="9pt" fo:language="en" fo:country="US" officeooo:rsid="00a29080" style:font-name-asian="Calibri2" style:font-size-asian="9pt" style:font-name-complex="Calibri2" style:font-size-complex="9pt"/>
    </style:style>
    <style:style style:name="T89" style:family="text">
      <style:text-properties style:font-name="Calibri1" fo:font-size="9pt" fo:language="en" fo:country="US" officeooo:rsid="00a2a6d6" style:font-name-asian="Calibri2" style:font-size-asian="9pt" style:font-name-complex="Calibri2" style:font-size-complex="9pt"/>
    </style:style>
    <style:style style:name="T90" style:family="text">
      <style:text-properties style:font-name="Calibri1" fo:font-size="9pt" fo:language="en" fo:country="US" officeooo:rsid="00a36c36" style:font-name-asian="Calibri2" style:font-size-asian="9pt" style:font-name-complex="Calibri2" style:font-size-complex="9pt"/>
    </style:style>
    <style:style style:name="T91" style:family="text">
      <style:text-properties style:font-name="Calibri1" fo:font-size="9pt" fo:language="en" fo:country="US" officeooo:rsid="00b98d8c" style:font-name-asian="Calibri2" style:font-size-asian="9pt" style:font-name-complex="Calibri2" style:font-size-complex="9pt"/>
    </style:style>
    <style:style style:name="T9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7"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8" style:family="text">
      <style:text-properties officeooo:rsid="00364644"/>
    </style:style>
    <style:style style:name="T109" style:family="text">
      <style:text-properties style:font-name="Calibri"/>
    </style:style>
    <style:style style:name="T110" style:family="text">
      <style:text-properties style:font-name="Calibri" fo:font-size="9pt" style:font-size-asian="9pt"/>
    </style:style>
    <style:style style:name="T111" style:family="text">
      <style:text-properties style:font-name="Calibri" fo:font-size="9pt" officeooo:rsid="003c95bc" style:font-size-asian="9pt"/>
    </style:style>
    <style:style style:name="T112" style:family="text">
      <style:text-properties style:font-name="Calibri" fo:font-size="9pt" officeooo:rsid="008bab13" style:font-size-asian="9pt"/>
    </style:style>
    <style:style style:name="T11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fo:language="en" fo:country="US" style:font-name-complex="Calibri2" style:font-size-complex="9pt"/>
    </style:style>
    <style:style style:name="T115" style:family="text">
      <style:text-properties style:font-name="Calibri" fo:language="en" fo:country="US" officeooo:rsid="003bd67d" style:font-name-complex="Calibri2" style:font-size-complex="9pt"/>
    </style:style>
    <style:style style:name="T116" style:family="text">
      <style:text-properties style:font-name="Calibri" fo:language="en" fo:country="US" officeooo:rsid="003c95bc" style:font-name-complex="Calibri2" style:font-size-complex="9pt"/>
    </style:style>
    <style:style style:name="T117" style:family="text">
      <style:text-properties style:font-name="Calibri" fo:language="en" fo:country="US" officeooo:rsid="00446599" style:font-name-complex="Calibri2" style:font-size-complex="9pt"/>
    </style:style>
    <style:style style:name="T118" style:family="text">
      <style:text-properties style:font-name="Calibri" officeooo:rsid="003bd67d"/>
    </style:style>
    <style:style style:name="T119" style:family="text">
      <style:text-properties style:font-name="Calibri" officeooo:rsid="003c95bc"/>
    </style:style>
    <style:style style:name="T120" style:family="text">
      <style:text-properties style:font-name="Calibri" officeooo:rsid="0040e412"/>
    </style:style>
    <style:style style:name="T121" style:family="text">
      <style:text-properties style:font-name="Calibri" officeooo:rsid="0040e412" style:letter-kerning="false" style:language-complex="ar" style:country-complex="SA"/>
    </style:style>
    <style:style style:name="T122" style:family="text">
      <style:text-properties style:font-name="Calibri" officeooo:rsid="008fd147" style:letter-kerning="false" style:language-complex="ar" style:country-complex="SA"/>
    </style:style>
    <style:style style:name="T123" style:family="text">
      <style:text-properties officeooo:rsid="0040e412"/>
    </style:style>
    <style:style style:name="T124" style:family="text">
      <style:text-properties officeooo:rsid="0044f2f7" style:letter-kerning="false" style:language-complex="ar" style:country-complex="SA"/>
    </style:style>
    <style:style style:name="T125" style:family="text">
      <style:text-properties officeooo:rsid="0042afc7"/>
    </style:style>
    <style:style style:name="T126" style:family="text">
      <style:text-properties officeooo:rsid="00467550"/>
    </style:style>
    <style:style style:name="T127"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5"><text:span text:style-name="T72">MAREK SAGAN </text:span><text:span text:style-name="T3">•</text:span><text:span text:style-name="T73"> </text:span><text:span text:style-name="T27">JAVA / </text:span><text:span text:style-name="T28">DEVOPS EXPERT</text:span></text:p>
      <text:p text:style-name="P22"><text:span text:style-name="Internet_20_link"><text:span text:style-name="T50">Email (preferred)</text:span></text:span><text:span text:style-name="Internet_20_link"><text:span text:style-name="T51"><text:tab/></text:span></text:span><text:a xlink:type="simple" xlink:href="mailto:marek.sagan@protonmail.com" text:style-name="Internet_20_link" text:visited-style-name="Visited_20_Internet_20_Link"><text:span text:style-name="Internet_20_link"><text:span text:style-name="T52">marek.sagan@protonmail.com</text:span></text:span></text:a></text:p>
      <text:p text:style-name="P22"><text:span text:style-name="Internet_20_link"><text:span text:style-name="T53">Phone</text:span></text:span><text:span text:style-name="Internet_20_link"><text:span text:style-name="T54"><text:tab/></text:span></text:span><text:span text:style-name="Internet_20_link"><text:span text:style-name="T56">+</text:span></text:span><text:a xlink:type="simple" xlink:href="tel:0048737878782" office:target-frame-name="_self" xlink:show="replace" text:style-name="Internet_20_link" text:visited-style-name="Visited_20_Internet_20_Link"><text:span text:style-name="Internet_20_link"><text:span text:style-name="T55">48737878782</text:span></text:span></text:a></text:p>
      <text:p text:style-name="P22"><text:span text:style-name="Internet_20_link"><text:span text:style-name="T26">Website</text:span></text:span><text:span text:style-name="Internet_20_link"><text:span text:style-name="T59"><text:tab/></text:span></text:span><text:a xlink:type="simple" xlink:href="https://mareksagan.github.io/" text:style-name="ListLabel_20_13" text:visited-style-name="ListLabel_20_13"><text:span text:style-name="Internet_20_link"><text:span text:style-name="T63">https://</text:span></text:span><text:span text:style-name="Internet_20_link"><text:span text:style-name="T64">mareksagan.github.io</text:span></text:span></text:a></text:p>
      <text:p text:style-name="P23"><text:span text:style-name="Internet_20_link"><text:span text:style-name="T60">Address</text:span></text:span><text:span text:style-name="Internet_20_link"><text:span text:style-name="T57"><text:tab/></text:span></text:span><text:span text:style-name="Internet_20_link"><text:span text:style-name="T58">Sandomierska 18/3, 02-567, Warszawa, Poland</text:span></text:span></text:p>
      <text:p text:style-name="P22"><text:span text:style-name="Internet_20_link"><text:span text:style-name="T26">Projects</text:span></text:span><text:span text:style-name="Internet_20_link"><text:span text:style-name="T59"><text:tab/></text:span></text:span><text:a xlink:type="simple" xlink:href="https://github.com/mareksagan" text:style-name="ListLabel_20_12" text:visited-style-name="ListLabel_20_12"><text:span text:style-name="Internet_20_link"><text:span text:style-name="T63">https://github.com/mareksagan</text:span></text:span></text:a></text:p>
      <text:p text:style-name="P24"><text:span text:style-name="T41">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4"><text:bookmark-start text:name="__DdeLink__844_3281257707"/><text:span text:style-name="T78">Availability</text:span><text:bookmark-end text:name="__DdeLink__844_3281257707"/><text:span text:style-name="T78"><text:tab/></text:span><text:span text:style-name="T43">Immediate</text:span></text:p>
      <text:p text:style-name="P1"/>
      <text:p text:style-name="P10"><text:span text:style-name="T68">8</text:span><text:bookmark-start text:name="__DdeLink__211_1757511297"/><text:span text:style-name="T67"> years of hands on web development </text:span><text:span text:style-name="T69">and DevOps</text:span><text:span text:style-name="T67">.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4">Skills </text:span><text:span text:style-name="T106">(years of experience)</text:span><text:span text:style-name="T74"><text:tab/></text:span><text:span text:style-name="T106">(</text:span><text:span text:style-name="T107">7</text:span><text:span text:style-name="T106">)</text:span><text:span text:style-name="T75"> </text:span><text:span text:style-name="T98">Java, Spring Boot, Spring Framework, </text:span><text:bookmark-start text:name="__DdeLink__238_3183704933"/><text:span text:style-name="T96">ReactJS, </text:span><text:span text:style-name="T105">Hooks, </text:span><text:span text:style-name="T99">Redux, Amazon Web Services / AWS, Amazon Elastic Beanstalk, Amazon EC2</text:span><text:span text:style-name="T96"><text:line-break/></text:span><text:span text:style-name="T106">(4)</text:span><text:span text:style-name="T96"> C#, .NET, LINQ, AngularJS, VueJS, Single Page Application / SPA, SCSS, Material Design, Scrum, Git, </text:span><text:span text:style-name="T97">Ansible,</text:span><text:span text:style-name="T96"> Maven, Java Database Connectivity / JDBC, JDK, Oracle Databases, </text:span><text:span text:style-name="T101">RDBMS, </text:span><text:span text:style-name="T9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5">Ethereum</text:span><text:span text:style-name="T9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4">IText</text:span><text:span text:style-name="T96">, Elasticsearch, Negotiation Skills, Market Research, Search Engine Optimization / SEO, Wordpress, PHP, Jekyll, Integrity, </text:span><text:span text:style-name="T104">Scala, Functional Programming</text:span><text:span text:style-name="T96"><text:line-break/></text:span><text:span text:style-name="T106">(3)</text:span><text:span text:style-name="T98"> </text:span><text:span text:style-name="T9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2">Ope</text:span><text:span text:style-name="T103">r</text:span><text:span text:style-name="T102">ations Research, </text:span><text:span text:style-name="T103">Distributed Computing, Distributed Systems, Web Applications</text:span><text:span text:style-name="T96"><text:line-break/></text:span><text:span text:style-name="T106">(2)</text:span><text:span text:style-name="T98"> </text:span><text:span text:style-name="T96">JEE / J2EE, Eclipse, </text:span><text:span text:style-name="T44">Stellar</text:span><text:span text:style-name="T9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6">, </text:span><text:span text:style-name="T100">Software Development Life Cycle / </text:span><text:span text:style-name="T103">SDLC Methodologies</text:span><text:span text:style-name="T100">, Technical Design, Product Development</text:span></text:p>
      <text:p text:style-name="P12"><text:span text:style-name="T67">Certification<text:tab/></text:span><text:span text:style-name="T31">Java SE 11 Developer, AWS Solutions Architect Associate, </text:span><text:span text:style-name="T32">Microsoft Azure Fundamentals, </text:span><text:span text:style-name="T31">Professional Scrum Master I</text:span><text:span text:style-name="T32">, </text:span><text:span text:style-name="T39">Prince2 Foundation, JavaScript: Understanding the Weird Parts, </text:span></text:p>
      <text:p text:style-name="P13"><text:span text:style-name="T39"><text:tab/>Machine Learning, Data Science and Deep Learning with Python, </text:span><text:span text:style-name="T32">Apache Tomcat Server </text:span><text:span text:style-name="T35">f</text:span><text:span text:style-name="T32">rom Beginners </text:span><text:span text:style-name="T35">t</text:span><text:span text:style-name="T32">o Advanced</text:span><text:span text:style-name="T30">, Building Real-Time REST APIs with Spring Boot, Master Hibernate </text:span><text:span text:style-name="T40">a</text:span><text:span text:style-name="T30">nd JPA </text:span><text:span text:style-name="T40">w</text:span><text:span text:style-name="T30">ith Spring Boot, </text:span><text:span text:style-name="T40">Apache Cassandra in 2 hours,</text:span><text:span text:style-name="T30"> Kafka &amp; Kafka Stream for Java Spring Boot, Complete React Developer with Redux, Hooks and GraphQL, Ethereum: Decentralized Application Design &amp; Development, Ja</text:span><text:span text:style-name="T38">karta EE / Java EE Deep Dive</text:span><text:span text:style-name="T30">, Complete Guide </text:span><text:span text:style-name="T35">t</text:span><text:span text:style-name="T30">o Elasticsearch, Kotlin </text:span><text:span text:style-name="T35">f</text:span><text:span text:style-name="T30">or Java Developers, Learn Test Driven Development </text:span><text:span text:style-name="T35">i</text:span><text:span text:style-name="T30">n Java, Master Drools, RabbitMQ </text:span><text:span text:style-name="T35">&amp; </text:span><text:span text:style-name="T30">Java Spring Boot System Integratio</text:span><text:span text:style-name="T35">n</text:span><text:span text:style-name="T30">, </text:span><text:span text:style-name="T33">Master Spring Boot Microservices with CQRS &amp; Even Sourcing,</text:span><text:span text:style-name="T31"> </text:span><text:span text:style-name="T36">Data Visualization with Kibana, Dive Into Ansible, Git Complete, Introduction to Sparx Enterprise Architect, Learn JIRA with Real-World Examples, Learn JMETER From Scratch on Live Apps, Neo4j: GraphDB Foundations with Cypher, OpenAPI: Beginner to Guru</text:span><text:span text:style-name="T31">, </text:span><text:span text:style-name="T37">Kubernetes Certified Application Developer, </text:span><text:span text:style-name="T38">Prometheus: The Complete Hands-On for Monitoring &amp; Alerting, CI/CD with Jenkins using Pipelines and Docker, </text:span><text:span text:style-name="T34">TOEFL, </text:span><text:span text:style-name="T30">TestDaF</text:span></text:p>
      <text:p text:style-name="P24"><text:span text:style-name="T74">Spoken languages<text:tab/>English (</text:span><text:span text:style-name="T42">fluent</text:span><text:span text:style-name="T74">), German (</text:span><text:span text:style-name="T76">fluent</text:span><text:span text:style-name="T96">), </text:span><text:span text:style-name="T74">Czech (</text:span><text:span text:style-name="T76">fluent</text:span><text:span text:style-name="T74">), Polish (native)</text:span></text:p>
      <text:p text:style-name="P2"><text:soft-page-break/></text:p>
      <text:h text:style-name="P21" text:outline-level="1">PERSONAL DATA</text:h>
      <text:p text:style-name="P11"><text:span text:style-name="T29">Citizenship</text:span><text:bookmark-start text:name="__DdeLink__844_32812577072"/><text:span text:style-name="T70"><text:tab/></text:span><text:bookmark-end text:name="__DdeLink__844_32812577072"/><text:span text:style-name="T70">Poland (European Union)</text:span></text:p>
      <text:p text:style-name="P11"><text:span text:style-name="T29">Interests</text:span><text:span text:style-name="T70"><text:tab/>Sports, health, </text:span><text:span text:style-name="T71">climate change</text:span></text:p>
      <text:p text:style-name="P7"/>
      <text:h text:style-name="P3" text:outline-level="1">WORK EXPERIENCE</text:h>
      <text:p text:style-name="P20"><text:span text:style-name="Dates_20_Char"><text:span text:style-name="T79">0</text:span></text:span><text:span text:style-name="Dates_20_Char"><text:span text:style-name="T91">1</text:span></text:span><text:span text:style-name="Dates_20_Char"><text:span text:style-name="T85">/</text:span></text:span><text:span text:style-name="Dates_20_Char"><text:span text:style-name="T79">202</text:span></text:span><text:span text:style-name="Dates_20_Char"><text:span text:style-name="T91">4</text:span></text:span><text:span text:style-name="Dates_20_Char"><text:span text:style-name="T79"> – </text:span></text:span><text:span text:style-name="Dates_20_Char"><text:span text:style-name="T82">0</text:span></text:span><text:span text:style-name="Dates_20_Char"><text:span text:style-name="T91">9</text:span></text:span><text:span text:style-name="Dates_20_Char"><text:span text:style-name="T85">/</text:span></text:span><text:span text:style-name="Dates_20_Char"><text:span text:style-name="T82">202</text:span></text:span><text:span text:style-name="Dates_20_Char"><text:span text:style-name="T91">4</text:span></text:span><text:span text:style-name="T92"><text:tab/></text:span><text:span text:style-name="Company_20_Char"><text:span text:style-name="T24">Knappschaft</text:span></text:span><text:span text:style-name="Company_20_Char"><text:span text:style-name="T19"> </text:span></text:span><text:span text:style-name="Company_20_Char"><text:span text:style-name="T79">– </text:span></text:span><text:span text:style-name="Company_20_Char"><text:span text:style-name="T24">Bochum</text:span></text:span><text:span text:style-name="Company_20_Char"><text:span text:style-name="T79">, </text:span></text:span><text:span text:style-name="Company_20_Char"><text:span text:style-name="T24">Germany</text:span></text:span></text:p>
      <text:p text:style-name="P34"><text:span text:style-name="T74"><text:tab/></text:span><text:span text:style-name="T77">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0"><text:span text:style-name="Dates_20_Char"><text:span text:style-name="T79"><text:line-break/>0</text:span></text:span><text:span text:style-name="Dates_20_Char"><text:span text:style-name="T88">3</text:span></text:span><text:span text:style-name="Dates_20_Char"><text:span text:style-name="T85">/</text:span></text:span><text:span text:style-name="Dates_20_Char"><text:span text:style-name="T79">202</text:span></text:span><text:span text:style-name="Dates_20_Char"><text:span text:style-name="T87">3</text:span></text:span><text:span text:style-name="Dates_20_Char"><text:span text:style-name="T79"> – </text:span></text:span><text:span text:style-name="Dates_20_Char"><text:span text:style-name="T89">1</text:span></text:span><text:span text:style-name="Dates_20_Char"><text:span text:style-name="T90">2</text:span></text:span><text:span text:style-name="Dates_20_Char"><text:span text:style-name="T89">/2023</text:span></text:span><text:span text:style-name="T92"><text:tab/></text:span><text:span text:style-name="Company_20_Char"><text:span text:style-name="T21">Orange Pol</text:span></text:span><text:span text:style-name="Company_20_Char"><text:span text:style-name="T22">and</text:span></text:span><text:span text:style-name="Company_20_Char"><text:span text:style-name="T21">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31"><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9">0</text:span></text:span><text:span text:style-name="Dates_20_Char"><text:span text:style-name="T85">6/</text:span></text:span><text:span text:style-name="Dates_20_Char"><text:span text:style-name="T79">202</text:span></text:span><text:span text:style-name="Dates_20_Char"><text:span text:style-name="T83">2</text:span></text:span><text:span text:style-name="Dates_20_Char"><text:span text:style-name="T79"> – </text:span></text:span><text:span text:style-name="Dates_20_Char"><text:span text:style-name="T82">0</text:span></text:span><text:span text:style-name="Dates_20_Char"><text:span text:style-name="T88">3</text:span></text:span><text:span text:style-name="Dates_20_Char"><text:span text:style-name="T85">/</text:span></text:span><text:span text:style-name="Dates_20_Char"><text:span text:style-name="T82">202</text:span></text:span><text:span text:style-name="Dates_20_Char"><text:span text:style-name="T84">3</text:span></text:span><text:span text:style-name="T92"><text:tab/></text:span><text:span text:style-name="Company_20_Char"><text:span text:style-name="T20">Circle K</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8"><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9">0</text:span></text:span><text:span text:style-name="Dates_20_Char"><text:span text:style-name="T80">7/</text:span></text:span><text:span text:style-name="Dates_20_Char"><text:span text:style-name="T79">202</text:span></text:span><text:span text:style-name="Dates_20_Char"><text:span text:style-name="T81">1</text:span></text:span><text:span text:style-name="Dates_20_Char"><text:span text:style-name="T79"> – </text:span></text:span><text:span text:style-name="Dates_20_Char"><text:span text:style-name="T82">06/2022</text:span></text:span><text:span text:style-name="T92"><text:tab/></text:span><text:span text:style-name="Company_20_Char"><text:span text:style-name="T23">WorkFusion</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7"><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9">05/2020 – </text:span></text:span><text:span text:style-name="Dates_20_Char"><text:span text:style-name="T80">06/2021</text:span></text:span><text:span text:style-name="T92"><text:tab/></text:span><text:span text:style-name="Company_20_Char"><text:span text:style-name="T18">Orange Poland</text:span></text:span><text:span text:style-name="Company_20_Char"><text:span text:style-name="T79"> –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62">Coding</text:span><text:span text:style-name="T61"> new features of and tuning the firmware / middleware on embedded systems (Java 7, ReactJS, Google Web Toolkit / GWT, Apache Kafka, Apache Zookeeper)</text:span></text:p>
        </text:list-item>
        <text:list-item>
          <text:p text:style-name="P40"><text:span text:style-name="T61">Involved in IoT / Internet of Things development of smart home entertainment solutions (MongoDB, Spring WebFlux)</text:span><text:span text:style-name="T61"/></text:p>
        </text:list-item>
        <text:list-item>
          <text:p text:style-name="P40"><text:soft-page-break/><text:span text:style-name="T61">Motivated help for juniors to grow based on trust and reputation and preparing high level internal training</text:span><text:span text:style-name="T61"/></text:p>
        </text:list-item>
        <text:list-item>
          <text:p text:style-name="P41"><text:bookmark text:name="__DdeLink__255_2247917217 Copy 1"/><text:span text:style-name="T121">Conducting performance analysis and performance tuning in the production environmen</text:span><text:span text:style-name="T122">t</text:span></text:p>
        </text:list-item>
      </text:list>
      <text:p text:style-name="P29"><text:span text:style-name="Dates_20_Char"/></text:p>
      <text:p text:style-name="P16"><text:span text:style-name="Dates_20_Char"><text:span text:style-name="T79">12/2019 – 04/2020</text:span></text:span><text:span text:style-name="T92"><text:tab/></text:span><text:span text:style-name="Company_20_Char"><text:span text:style-name="T79">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24">follow up on</text:span> the solutions, <text:span text:style-name="T125">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23">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79">08/2019 – 12/2019</text:span></text:span><text:span text:style-name="T92"><text:tab/></text:span><text:span text:style-name="Company_20_Char"><text:span text:style-name="T79">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26">cloud computing / distributed computing </text:span>and relational databases / data warehouse (Java 8, JDBC, Apache Tomcat, Spring Boot, Oracle 12g, Ehcache, HikariCP, Teradata Vantage, MyBatis, <text:span text:style-name="T108">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6"><text:span text:style-name="Dates_20_Char"><text:span text:style-name="T79"><text:line-break/>04/2019 – 08/2019</text:span></text:span><text:span text:style-name="T92"><text:tab/></text:span><text:span text:style-name="Company_20_Char"><text:span text:style-name="T79">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9">04/2018 – 04/2019</text:span></text:span><text:span text:style-name="T92"><text:tab/></text:span><text:span text:style-name="Company_20_Char"><text:span text:style-name="T79">A</text:span></text:span><text:span text:style-name="Company_20_Char"><text:span text:style-name="T18">maris</text:span></text:span><text:span text:style-name="Company_20_Char"><text:span text:style-name="T79"> C</text:span></text:span><text:span text:style-name="Company_20_Char"><text:span text:style-name="T18">onsulting</text:span></text:span><text:span text:style-name="Company_20_Char"><text:span text:style-name="T79"> – P</text:span></text:span><text:span text:style-name="Company_20_Char"><text:span text:style-name="T86">rague</text:span></text:span><text:span text:style-name="Company_20_Char"><text:span text:style-name="T79">, C</text:span></text:span><text:span text:style-name="Company_20_Char"><text:span text:style-name="T86">zechia</text:span></text:span></text:p>
      <text:p text:style-name="P14"><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13">Developing a competitive and user </text:span><text:span text:style-name="T47">s</text:span><text:span text:style-name="T113">upporting system with Artificial Intelligence capabilities</text:span></text:p>
        </text:list-item>
        <text:list-item>
          <text:p text:style-name="P48"><text:span text:style-name="T109">Using the Machine Learning algorithms and data structures / </text:span><text:span text:style-name="T118">design patterns </text:span><text:span text:style-name="T120">e.g. Strategy pattern</text:span><text:span text:style-name="T118"> </text:span><text:span text:style-name="T49">according to</text:span><text:span text:style-name="T118"> the </text:span><text:span text:style-name="T119">proactive </text:span><text:span text:style-name="T118">business analysis</text:span></text:p>
        </text:list-item>
        <text:list-item>
          <text:p text:style-name="P48"><text:soft-page-break/><text:span text:style-name="T48">Improving the existing </text:span><text:span text:style-name="T114">system according to the Clean Code best practices and technical </text:span><text:span text:style-name="T115">requirements / performance requirements</text:span></text:p>
        </text:list-item>
        <text:list-item>
          <text:p text:style-name="P48"><text:span text:style-name="T114">Extending and troubleshooting the root cause of the problems of the existing web services </text:span><text:span text:style-name="T115">used by mobile applications</text:span><text:span text:style-name="T114"> </text:span><text:span text:style-name="T116">(</text:span><text:span text:style-name="T115">Microsoft Azure</text:span><text:span text:style-name="T114">)</text:span></text:p>
        </text:list-item>
        <text:list-item>
          <text:p text:style-name="P46"><text:span text:style-name="T110">Developing an automation script for parsing and </text:span><text:span text:style-name="T46">collaborating with</text:span><text:span text:style-name="T110"> banking clients </text:span><text:span text:style-name="T111">for </text:span><text:span text:style-name="T110">data </text:span><text:span text:style-name="T111">migration reasons</text:span><text:span text:style-name="T110"> using </text:span><text:span text:style-name="T111">flexible </text:span><text:span text:style-name="T110">banking specific frameworks (Python 2.7, Murex MX.3, </text:span><text:span text:style-name="T112">OpenHFT, FIX / Financial Information Exchange,</text:span><text:span text:style-name="T110"> Red Hat Enterprise Linux 7)</text:span></text:p>
        </text:list-item>
        <text:list-item>
          <text:p text:style-name="P44"><text:span text:style-name="T114">Familiarity with financial engineering and trading systems </text:span><text:span text:style-name="T117">through consulting services</text:span></text:p>
        </text:list-item>
      </text:list>
      <text:h text:style-name="P8" text:outline-level="1"/>
      <text:h text:style-name="P9" text:outline-level="1">EDUCATION</text:h>
      <text:p text:style-name="P32"><text:span text:style-name="Dates_20_Char"><text:span text:style-name="T93">20</text:span></text:span><text:span text:style-name="Dates_20_Char"><text:span text:style-name="T95">14</text:span></text:span><text:span text:style-name="Dates_20_Char"><text:span text:style-name="T93"> – 20</text:span></text:span><text:span text:style-name="Dates_20_Char"><text:span text:style-name="T95">18</text:span></text:span><text:span text:style-name="T74"><text:tab/></text:span><text:span text:style-name="T25">Warsaw School of Computer Science</text:span></text:p>
      <text:p text:style-name="P5"><text:tab/><text:span text:style-name="T66">Computer Science, Bachelor of Science</text:span><text:span text:style-name="T66"/></text:p>
      <text:p text:style-name="P33"><text:span text:style-name="Dates_20_Char"><text:span text:style-name="T93">20</text:span></text:span><text:span text:style-name="Dates_20_Char"><text:span text:style-name="T94">2</text:span></text:span><text:span text:style-name="Dates_20_Char"><text:span text:style-name="T93">1 – 20</text:span></text:span><text:span text:style-name="Dates_20_Char"><text:span text:style-name="T94">22</text:span></text:span><text:span text:style-name="T74"><text:tab/>Warsaw</text:span><text:span text:style-name="T25"> School of Computer Science</text:span></text:p>
      <text:p text:style-name="P6"><text:tab/><text:span text:style-name="T127">IT Project Management</text:span>, <text:span text:style-name="T65">Postgraduate Studies</text:span></text:p>
      <text:p text:style-name="P15"><text:span text:style-name="Dates_20_Char"><text:span text:style-name="T93">20</text:span></text:span><text:span text:style-name="Dates_20_Char"><text:span text:style-name="T95">23</text:span></text:span><text:span text:style-name="Dates_20_Char"><text:span text:style-name="T93"> – 20</text:span></text:span><text:span text:style-name="Dates_20_Char"><text:span text:style-name="T95">24</text:span></text:span><text:span text:style-name="T74"><text:tab/></text:span><text:span text:style-name="T2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12T09:59:19.601000000</meta:print-date>
    <dc:date>2024-09-12T11:37:13.392000000</dc:date>
    <meta:editing-cycles>339</meta:editing-cycles>
    <meta:editing-duration>P7DT10H53M18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0" meta:character-count="11517" meta:non-whitespace-character-count="1000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